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ACF0000035EBFD057AD.svm"/>
  <manifest:file-entry manifest:media-type="" manifest:full-path="Pictures/2000000100000B1F0000035E2FDD7E0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4§latex§\begin{table}&#10;\begin{tabular}{c|c|c|c|c|}&#10;\cline{2-5}&#10;a &amp;a&amp;b &amp;a&amp;a\\&#10;\cline{2-5}&#10;b &amp;a&amp;b&amp;b&amp;b 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|c|c|c|c|}&#10;\cline{2-5}&#10;0 &amp;0&amp;1 &amp;0&amp;0\\&#10;\cline{2-5}&#10;1 &amp;0&amp;1&amp;1&amp;1 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993cm" svg:height="0.529cm" svg:x="1.778cm" svg:y="0.2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61cm" svg:height="0.388cm" svg:x="0.956cm" svg:y="0.75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2.411cm" svg:height="0.911cm" svg:x="5.828cm" svg:y="2.414cm">
          <draw:text-box>
            <text:p><text:span text:style-name="T1">عبوری جدول</text:span></text:p>
          </draw:text-box>
        </draw:frame>
        <draw:frame draw:style-name="gr2" draw:text-style-name="P1" draw:layer="layout" svg:width="1.963cm" svg:height="0.911cm" svg:x="1.286cm" svg:y="2.429cm">
          <draw:text-box>
            <text:p><text:span text:style-name="T1">جدولِ بہاو</text:span></text:p>
          </draw:text-box>
        </draw:frame>
        <draw:frame draw:style-name="gr1" draw:layer="layout" svg:width="1.015cm" svg:height="0.96cm" svg:x="3.972cm" svg:y="2.3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2" draw:layer="layout" svg:width="0.589cm" svg:height="0.424cm" svg:x="0.954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06cm" svg:height="0.982cm" svg:x="0.493cm" svg:y="1.257cm">
          <draw:image xlink:href="Pictures/2000000100000B1F0000035E2FDD7E08.svm" xlink:type="simple" xlink:show="embed" xlink:actuate="onLoad">
            <text:p/>
          </draw:image>
        </draw:frame>
        <draw:frame draw:style-name="gr1" draw:layer="layout" svg:width="0.561cm" svg:height="0.388cm" svg:x="1.683cm" svg:y="0.7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561cm" svg:height="0.388cm" svg:x="2.288cm" svg:y="0.7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57cm" svg:height="0.388cm" svg:x="2.968cm" svg:y="0.7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61cm" svg:height="0.388cm" svg:x="5.612cm" svg:y="0.7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561cm" svg:height="0.388cm" svg:x="6.339cm" svg:y="0.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561cm" svg:height="0.388cm" svg:x="6.944cm" svg:y="0.74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557cm" svg:height="0.388cm" svg:x="7.624cm" svg:y="0.7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2" draw:layer="layout" svg:width="3.197cm" svg:height="0.98cm" svg:x="5.118cm" svg:y="1.258cm">
          <draw:image xlink:href="Pictures/2000000100000ACF0000035EBFD057AD.svm" xlink:type="simple" xlink:show="embed" xlink:actuate="onLoad">
            <text:p/>
          </draw:image>
        </draw:frame>
        <draw:custom-shape draw:style-name="gr3" draw:text-style-name="P2" draw:layer="layout" svg:width="0.589cm" svg:height="0.424cm" svg:x="2.27cm" svg:y="1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2.951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1.621cm" svg:y="1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2.271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2.951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5.596cm" svg:y="1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6.972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7.683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6.277cm" svg:y="1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6.987cm" svg:y="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89cm" svg:height="0.424cm" svg:x="7.667cm" svg:y="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993cm" svg:height="0.529cm" svg:x="6.345cm" svg:y="0.2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446cm" svg:height="0.469cm" svg:x="4.941cm" svg:y="0.84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2" draw:layer="layout" svg:width="0.454cm" svg:height="0.983cm" svg:x="6.365cm" svg:y="1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0.403cm" svg:height="1.149cm" draw:transform="rotate (1.5707963267946) translate (7.03cm 2.1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0T12:45:03</dc:date>
    <dc:creator>kkk </dc:creator>
    <meta:generator>LibreOffice/3.3$Linux LibreOffice_project/330m19$Build-401</meta:generator>
    <meta:editing-duration>PT12H20M45S</meta:editing-duration>
    <meta:editing-cycles>58</meta:editing-cycles>
    <meta:document-statistic meta:object-count="30"/>
  </office:meta>
</office:document-meta>
</file>

<file path=Object 1/content.xml><?xml version="1.0" encoding="utf-8"?>
<math xmlns="http://www.w3.org/1998/Math/MathML">
  <semantics>
    <mn>01</mn>
    <annotation encoding="StarMath 5.0">01</annotation>
  </semantics>
</math>
</file>

<file path=Object 10/content.xml><?xml version="1.0" encoding="utf-8"?>
<math xmlns="http://www.w3.org/1998/Math/MathML">
  <semantics>
    <mn>11</mn>
    <annotation encoding="StarMath 5.0">11</annotation>
  </semantics>
</math>
</file>

<file path=Object 11/content.xml><?xml version="1.0" encoding="utf-8"?>
<math xmlns="http://www.w3.org/1998/Math/MathML">
  <semantics>
    <mn>10</mn>
    <annotation encoding="StarMath 5.0">10</annotation>
  </semantics>
</math>
</file>

<file path=Object 12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2/content.xml><?xml version="1.0" encoding="utf-8"?>
<math xmlns="http://www.w3.org/1998/Math/MathML">
  <semantics>
    <mn>11</mn>
    <annotation encoding="StarMath 5.0">11</annotation>
  </semantics>
</math>
</file>

<file path=Object 3/content.xml><?xml version="1.0" encoding="utf-8"?>
<math xmlns="http://www.w3.org/1998/Math/MathML">
  <semantics>
    <mn>10</mn>
    <annotation encoding="StarMath 5.0">10</annotation>
  </semantics>
</math>
</file>

<file path=Object 4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5/content.xml><?xml version="1.0" encoding="utf-8"?>
<math xmlns="http://www.w3.org/1998/Math/MathML">
  <semantics>
    <mn>00</mn>
    <annotation encoding="StarMath 5.0">00</annotation>
  </semantics>
</math>
</file>

<file path=Object 6/content.xml><?xml version="1.0" encoding="utf-8"?>
<math xmlns="http://www.w3.org/1998/Math/MathML">
  <semantics>
    <mi>y</mi>
    <annotation encoding="StarMath 5.0">y</annotation>
  </semantics>
</math>
</file>

<file path=Object 7/content.xml><?xml version="1.0" encoding="utf-8"?>
<math xmlns="http://www.w3.org/1998/Math/MathML">
  <semantics>
    <mtable>
      <mtr>
        <mtd>
          <mrow>
            <mi>a</mi>
            <mo stretchy="false">=</mo>
            <mn>0</mn>
          </mrow>
        </mtd>
      </mtr>
      <mtr>
        <mtd>
          <mrow>
            <mi>b</mi>
            <mo stretchy="false">=</mo>
            <mn>1</mn>
          </mrow>
        </mtd>
      </mtr>
    </mtable>
    <annotation encoding="StarMath 5.0">stack{
alignl a=0 #
alignl b=1
}</annotation>
  </semantics>
</math>
</file>

<file path=Object 8/content.xml><?xml version="1.0" encoding="utf-8"?>
<math xmlns="http://www.w3.org/1998/Math/MathML">
  <semantics>
    <mn>00</mn>
    <annotation encoding="StarMath 5.0">00</annotation>
  </semantics>
</math>
</file>

<file path=Object 9/content.xml><?xml version="1.0" encoding="utf-8"?>
<math xmlns="http://www.w3.org/1998/Math/MathML">
  <semantics>
    <mn>01</mn>
    <annotation encoding="StarMath 5.0">01</annotation>
  </semantics>
</math>
</file>